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cf00"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draw:fill="solid" draw:fill-color="#ff420e" draw:opacity="30%" draw:textarea-horizontal-align="justify" draw:textarea-vertical-align="middle" draw:auto-grow-height="false" draw:shadow-opacity="30%"/>
    </style:style>
    <style:style style:name="gr3" style:family="graphic" style:parent-style-name="standard">
      <style:graphic-properties draw:fill-color="#99ccff" draw:opacity="30%" draw:textarea-horizontal-align="justify" draw:textarea-vertical-align="middle" draw:auto-grow-height="false" draw:shadow-opacity="30%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16cm"/>
    </style:style>
    <style:style style:name="gr9" style:family="graphic" style:parent-style-name="standard">
      <style:graphic-properties draw:stroke="none" svg:stroke-color="#000000" draw:fill="none" draw:fill-color="#ffffff" fo:min-height="0.966cm"/>
    </style:style>
    <style:style style:name="gr10" style:family="graphic" style:parent-style-name="standard">
      <style:graphic-properties draw:stroke="none" svg:stroke-color="#000000" draw:fill="solid" draw:fill-color="#dddddd" fo:min-height="1.528cm"/>
    </style:style>
    <style:style style:name="gr11" style:family="graphic" style:parent-style-name="standard">
      <style:graphic-properties draw:stroke="none" svg:stroke-color="#000000" draw:fill="solid" draw:fill-color="#dddddd" fo:min-height="0.762cm"/>
    </style:style>
    <style:style style:name="gr12" style:family="graphic" style:parent-style-name="standard">
      <style:graphic-properties svg:stroke-color="#993366" draw:fill-color="#ccffcc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635cm"/>
    </style:style>
    <style:style style:name="gr14" style:family="graphic" style:parent-style-name="objectwithoutfill">
      <style:graphic-properties draw:stroke="dash" draw:stroke-dash="Ultrafine_20_Dashed" draw:fill="none" draw:textarea-vertical-align="middle"/>
    </style:style>
    <style:style style:name="gr15" style:family="graphic" style:parent-style-name="standard">
      <style:graphic-properties draw:stroke="none" svg:stroke-color="#000000" draw:fill="solid" draw:fill-color="#dddddd" fo:min-height="0.5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4.84cm" svg:x="1cm" svg:y="23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5.08cm" svg:x="1cm" svg:y="18.3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17.018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242cm" svg:height="5.461cm" svg:x="8.866cm" svg:y="1.381cm">
          <text:p text:style-name="P1">index.html<text:line-break/>script.js<text:line-break/>sensors.js<text:line-break/>style.cs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29cm" svg:height="1.397cm" svg:x="9.571cm" svg:y="10.017cm">
          <text:p text:style-name="P1">index.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4.953cm" svg:height="1.651cm" svg:x="14.335cm" svg:y="10.906cm">
          <text:p text:style-name="P1">user-state.j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5.08cm" svg:height="1.651cm" svg:x="3.159cm" svg:y="15.305cm">
          <text:p text:style-name="P1">CLI Tools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5.969cm" svg:height="1.905cm" svg:x="13.827cm" svg:y="18.831cm">
          <text:p text:style-name="P1">serial_aggregator.p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29cm" svg:height="1.143cm" svg:x="9.571cm" svg:y="11.033cm">
          <text:p text:style-name="P1">script.j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699cm" svg:height="1.27cm" svg:x="8.936cm" svg:y="11.976cm">
          <text:p text:style-name="P1">firmwares.jso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1.762cm" svg:y1="8.239cm" svg:x2="19.288cm" svg:y2="8.276cm">
          <text:p/>
        </draw:line>
        <draw:connector draw:style-name="gr6" draw:text-style-name="P1" draw:layer="layout" draw:type="curve" svg:x1="14.108cm" svg:y1="4.111cm" svg:x2="16.812cm" svg:y2="10.906cm" draw:start-shape="id1" draw:start-glue-point="1" draw:end-shape="id2" draw:end-glue-point="4" svg:d="M14108 4111c1803 0 2704 2265 2704 6795" svg:viewBox="0 0 2705 6796">
          <text:p text:style-name="P1"/>
        </draw:connector>
        <draw:connector draw:style-name="gr7" draw:text-style-name="P1" draw:layer="layout" draw:type="curve" svg:x1="8.866cm" svg:y1="4.111cm" svg:x2="5.699cm" svg:y2="15.305cm" draw:start-shape="id1" draw:start-glue-point="3" draw:end-shape="id3" draw:end-glue-point="0" svg:d="M8866 4111c-2112 0-3167 3731-3167 11194" svg:viewBox="0 0 3168 11195">
          <text:p/>
        </draw:connector>
        <draw:frame draw:style-name="gr8" draw:layer="layout" svg:width="2.159cm" svg:height="1.266cm" svg:x="16.132cm" svg:y="4.556cm">
          <draw:text-box>
            <text:p text:style-name="P1">polls</text:p>
          </draw:text-box>
        </draw:frame>
        <draw:frame draw:style-name="gr9" draw:layer="layout" svg:width="1.778cm" svg:height="1.216cm" svg:x="4.81cm" svg:y="4.429cm">
          <draw:text-box>
            <text:p text:style-name="P1">calls</text:p>
          </draw:text-box>
        </draw:frame>
        <draw:custom-shape draw:style-name="gr4" draw:text-style-name="P1" xml:id="id4" draw:id="id4" draw:layer="layout" svg:width="2.54cm" svg:height="2.159cm" svg:x="7.907cm" svg:y="25.911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2.54cm" svg:height="2.159cm" svg:x="10.955cm" svg:y="25.911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54cm" svg:height="2.159cm" svg:x="14.003cm" svg:y="25.911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2.54cm" svg:height="2.159cm" svg:x="17.024cm" svg:y="25.911cm">
          <text:p text:style-name="P1">devic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3.048cm" svg:height="1.778cm" svg:x="10.271cm" svg:y="18.78cm">
          <draw:text-box>
            <text:p text:style-name="P1">ssh<text:line-break/>frontend</text:p>
          </draw:text-box>
        </draw:frame>
        <draw:line draw:style-name="gr5" draw:text-style-name="P1" draw:layer="layout" svg:x1="9.763cm" svg:y1="18.626cm" svg:x2="9.763cm" svg:y2="23.325cm">
          <text:p/>
        </draw:line>
        <draw:frame draw:style-name="gr11" draw:text-style-name="P2" draw:layer="layout" svg:width="3.756cm" svg:height="1.987cm" draw:transform="rotate (1.5707963267949) translate (0.41cm 22.536cm)">
          <draw:text-box>
            <text:p text:style-name="P2"><text:span text:style-name="T1">system</text:span><text:span text:style-name="T1"><text:line-break/></text:span><text:span text:style-name="T1">servers</text:span></text:p>
          </draw:text-box>
        </draw:frame>
        <draw:frame draw:style-name="gr11" draw:text-style-name="P2" draw:layer="layout" svg:width="4.681cm" svg:height="1.119cm" draw:transform="rotate (1.5707963267949) translate (0.494cm 10.647cm)">
          <draw:text-box>
            <text:p text:style-name="P2"><text:span text:style-name="T1">user's PC</text:span></text:p>
          </draw:text-box>
        </draw:frame>
        <draw:frame draw:style-name="gr11" draw:layer="layout" svg:width="3.556cm" svg:height="1.012cm" svg:x="1.254cm" svg:y="1.258cm">
          <draw:text-box>
            <text:p text:style-name="P1">browser</text:p>
          </draw:text-box>
        </draw:frame>
        <draw:custom-shape draw:style-name="gr4" draw:text-style-name="P1" xml:id="id9" draw:id="id9" draw:layer="layout" svg:width="4.445cm" svg:height="1.27cm" svg:x="14.589cm" svg:y="14.681cm">
          <text:p text:style-name="P1">tiles.sh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4.445cm" svg:height="1.27cm" svg:x="14.589cm" svg:y="16.078cm">
          <text:p text:style-name="P1">splash.py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9.177cm" svg:y1="25.911cm" svg:x2="16.811cm" svg:y2="20.736cm" draw:start-shape="id4" draw:start-glue-point="0" draw:end-shape="id5" draw:end-glue-point="2" svg:d="M9177 25911c0-3882 7634-1295 7634-5175" svg:viewBox="0 0 7635 5176">
          <text:p/>
        </draw:connector>
        <draw:connector draw:style-name="gr7" draw:text-style-name="P1" draw:layer="layout" draw:type="curve" svg:x1="12.225cm" svg:y1="25.911cm" svg:x2="16.811cm" svg:y2="20.736cm" draw:start-shape="id6" draw:start-glue-point="0" draw:end-shape="id5" draw:end-glue-point="2" svg:d="M12225 25911c0-3882 4586-1295 4586-5175" svg:viewBox="0 0 4587 5176">
          <text:p/>
        </draw:connector>
        <draw:connector draw:style-name="gr7" draw:text-style-name="P1" draw:layer="layout" draw:type="curve" svg:x1="15.273cm" svg:y1="25.911cm" svg:x2="16.811cm" svg:y2="20.736cm" draw:start-shape="id7" draw:start-glue-point="0" draw:end-shape="id5" draw:end-glue-point="2" svg:d="M15273 25911c0-3882 1538-1295 1538-5175" svg:viewBox="0 0 1539 5176">
          <text:p/>
        </draw:connector>
        <draw:connector draw:style-name="gr7" draw:text-style-name="P1" draw:layer="layout" draw:type="curve" svg:x1="18.294cm" svg:y1="25.911cm" svg:x2="16.811cm" svg:y2="20.736cm" draw:start-shape="id8" draw:start-glue-point="0" draw:end-shape="id5" draw:end-glue-point="2" svg:d="M18294 25911c0-3882-1483-1295-1483-5175" svg:viewBox="0 0 1484 5176">
          <text:p/>
        </draw:connector>
        <draw:connector draw:style-name="gr7" draw:text-style-name="P1" draw:layer="layout" draw:type="curve" svg:x1="16.811cm" svg:y1="14.681cm" svg:x2="16.812cm" svg:y2="12.557cm" draw:start-shape="id9" draw:start-glue-point="0" draw:end-shape="id2" draw:end-glue-point="8" svg:d="M16811 14681c0-1593 1-531 1-2124" svg:viewBox="0 0 2 2125">
          <text:p/>
        </draw:connector>
        <draw:connector draw:style-name="gr7" draw:text-style-name="P1" draw:layer="layout" draw:type="curve" svg:x1="16.811cm" svg:y1="18.831cm" svg:x2="16.811cm" svg:y2="17.348cm" draw:start-shape="id5" draw:start-glue-point="0" draw:end-shape="id10" draw:end-glue-point="2" svg:d="M16811 18831v-1483" svg:viewBox="0 0 1 1484">
          <text:p/>
        </draw:connector>
        <draw:frame draw:style-name="gr11" draw:text-style-name="P2" draw:layer="layout" svg:width="2.927cm" svg:height="1.119cm" draw:transform="rotate (1.5707963267949) translate (0.5cm 27.418cm)">
          <draw:text-box>
            <text:p text:style-name="P2"><text:span text:style-name="T1">nodes</text:span></text:p>
          </draw:text-box>
        </draw:frame>
        <draw:custom-shape draw:style-name="gr12" draw:text-style-name="P3" draw:layer="layout" svg:width="2.413cm" svg:height="0.762cm" svg:x="4.862cm" svg:y="25.438cm">
          <text:p text:style-name="P3"><text:span text:style-name="T2">submit</text:span></text:p>
          <draw:enhanced-geometry svg:viewBox="0 0 21600 21600" draw:text-areas="0 ?f0 ?f5 ?f2" draw:type="right-arrow" draw:modifiers="16141.8392709196 2633.62831858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2.413cm" svg:height="0.762cm" svg:x="4.862cm" svg:y="26.2cm">
          <text:p text:style-name="P3"><text:span text:style-name="T2">update</text:span></text:p>
          <draw:enhanced-geometry svg:viewBox="0 0 21600 21600" draw:text-areas="0 ?f0 ?f5 ?f2" draw:type="right-arrow" draw:modifiers="16141.8392709196 2633.62831858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2.413cm" svg:height="0.762cm" svg:x="4.862cm" svg:y="26.962cm">
          <text:p text:style-name="P3"><text:span text:style-name="T2">stop</text:span></text:p>
          <draw:enhanced-geometry svg:viewBox="0 0 21600 21600" draw:text-areas="0 ?f0 ?f5 ?f2" draw:type="right-arrow" draw:modifiers="16141.8392709196 2633.62831858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2.413cm" svg:height="0.762cm" svg:x="4.862cm" svg:y="27.724cm">
          <text:p text:style-name="P3"><text:span text:style-name="T2">start</text:span></text:p>
          <draw:enhanced-geometry svg:viewBox="0 0 21600 21600" draw:text-areas="0 ?f0 ?f5 ?f2" draw:type="right-arrow" draw:modifiers="16141.8392709196 2633.628318584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1" draw:layer="layout" draw:type="curve" svg:x1="5.699cm" svg:y1="16.956cm" svg:x2="5.761cm" svg:y2="24.422cm" draw:start-shape="id3" draw:start-glue-point="2" draw:end-shape="id11" svg:d="M5699 16956c0 5599 62 1867 62 7466" svg:viewBox="0 0 63 7467">
          <text:p/>
        </draw:connector>
        <draw:custom-shape draw:style-name="gr4" draw:text-style-name="P1" draw:layer="layout" svg:width="4.445cm" svg:height="2.667cm" svg:x="3.456cm" svg:y="20.431cm">
          <text:p text:style-name="P1">operations<text:line-break/>&amp;<text:line-break/>sta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5cm" svg:height="1.397cm" svg:x="3.456cm" svg:y="18.753cm">
          <text:p text:style-name="P1">REST API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097cm" svg:height="1.016cm" svg:x="4.264cm" svg:y="8.747cm">
          <text:p text:style-name="P1">httpd.py</text:p>
          <draw:enhanced-geometry svg:viewBox="0 0 21600 21600" draw:type="rectangle" draw:enhanced-path="M 0 0 L 21600 0 21600 21600 0 21600 0 0 Z N"/>
        </draw:custom-shape>
        <draw:frame draw:style-name="gr13" xml:id="id11" draw:id="id11" draw:layer="layout" svg:width="2.54cm" svg:height="0.962cm" svg:x="4.491cm" svg:y="24.422cm">
          <draw:text-box>
            <text:p text:style-name="P1">actions</text:p>
          </draw:text-box>
        </draw:frame>
        <draw:custom-shape draw:style-name="gr4" draw:text-style-name="P1" draw:layer="layout" svg:width="1.905cm" svg:height="2.286cm" svg:x="4.937cm" svg:y="10.652cm">
          <text:p text:style-name="P1">basic<text:line-break/>get<text:line-break/>API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3.081cm" svg:y1="13.954cm" svg:x2="19.034cm" svg:y2="13.954cm">
          <text:p/>
        </draw:line>
        <draw:frame draw:style-name="gr15" draw:text-style-name="P3" draw:layer="layout" svg:width="1.651cm" svg:height="0.806cm" svg:x="2.651cm" svg:y="13.546cm">
          <draw:text-box>
            <text:p text:style-name="P3"><text:span text:style-name="T2">shell</text:span></text:p>
          </draw:text-box>
        </draw:frame>
        <draw:frame draw:style-name="gr8" draw:layer="layout" svg:width="2.159cm" svg:height="1.266cm" svg:x="17.248cm" svg:y="13.065cm">
          <draw:text-box>
            <text:p text:style-name="P1">fee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ier Fambon</meta:initial-creator>
    <meta:creation-date>2014-12-03T11:42:00.416141059</meta:creation-date>
    <dc:date>2014-12-03T15:39:28.832625389</dc:date>
    <dc:creator>Olivier Fambon</dc:creator>
    <meta:editing-duration>PT39M7S</meta:editing-duration>
    <meta:editing-cycles>5</meta:editing-cycles>
    <meta:generator>LibreOffice/4.2.7.2$Linux_X86_64 LibreOffice_project/420m0$Build-2</meta:generator>
    <meta:document-statistic meta:object-count="46"/>
  </office:meta>
</office:document-meta>
</file>